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 style:master-page-name="Standard">
      <style:paragraph-properties fo:text-align="justify" style:justify-single-word="false" style:page-number="1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Numeracion">
      <style:text-properties style:font-name="Arial" fo:font-weight="normal" style:font-weight-asian="normal" style:font-weight-complex="normal"/>
    </style:style>
    <style:style style:name="P9" style:family="paragraph" style:parent-style-name="Numeracion">
      <style:text-properties style:font-name="Arial" fo:font-weight="normal" officeooo:rsid="001f0c31" officeooo:paragraph-rsid="001f0c31" style:font-weight-asian="normal" style:font-weight-complex="normal"/>
    </style:style>
    <style:style style:name="P10" style:family="paragraph" style:parent-style-name="Numeracion" style:list-style-name="L1">
      <style:text-properties style:font-name="Arial" fo:font-weight="normal" officeooo:rsid="001f0c31" officeooo:paragraph-rsid="001f0c31" style:font-weight-asian="normal" style:font-weight-complex="normal"/>
    </style:style>
    <style:style style:name="P11" style:family="paragraph" style:parent-style-name="Numeracion">
      <style:text-properties style:font-name="Arial" fo:font-weight="bold" style:font-weight-asian="bold" style:font-weight-complex="bold"/>
    </style:style>
    <style:style style:name="P12" style:family="paragraph" style:parent-style-name="Numeracion" style:list-style-name="L1">
      <style:text-properties style:font-name="Arial" fo:font-weight="bold" style:font-weight-asian="bold" style:font-weight-complex="bold"/>
    </style:style>
    <style:style style:name="P13" style:family="paragraph" style:parent-style-name="Numeracion" style:list-style-name="L1">
      <style:text-properties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officeooo:rsid="001ea2ab"/>
    </style:style>
    <style:style style:name="T3" style:family="text">
      <style:text-properties officeooo:rsid="001db0c1"/>
    </style:style>
    <style:style style:name="T4" style:family="text">
      <style:text-properties officeooo:rsid="001f0c31"/>
    </style:style>
    <style:style style:name="T5" style:family="text">
      <style:text-properties fo:font-weight="normal" officeooo:rsid="001f0c31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>EXPECTATIVAS DEL ALUMNO/A</text:p>
      <text:p text:style-name="P4"/>
      <text:p text:style-name="P4"/>
      <text:p text:style-name="P5">Por favor, responde a las siguientes cuestiones:</text:p>
      <text:p text:style-name="P5"/>
      <text:p text:style-name="P5"/>
      <text:p text:style-name="P4"/>
      <text:list xml:id="list2307043512808222280" text:style-name="L1">
        <text:list-item>
          <text:p text:style-name="P12">¿Por qué has elegido cursar este ciclo formativo?</text:p>
        </text:list-item>
      </text:list>
      <text:p text:style-name="P8"><text:tab/><text:span text:style-name="T4">Esperando que me ayude a mejorar en mi puesto de trabajo</text:span></text:p>
      <text:list xml:id="list115921721335126" text:continue-numbering="true" text:style-name="L1">
        <text:list-item>
          <text:p text:style-name="P12">¿De qué te gustaría trabajar cuando lo termines? </text:p>
        </text:list-item>
      </text:list>
      <text:p text:style-name="P9"><text:tab/>Desarrollador de aplicaciones móviles.</text:p>
      <text:list xml:id="list115922278273485" text:continue-numbering="true" text:style-name="L1">
        <text:list-item>
          <text:p text:style-name="P12">¿Piensas seguir estudiando cuando lo termines?</text:p>
        </text:list-item>
      </text:list>
      <text:p text:style-name="P8"><text:tab/><text:span text:style-name="T4">No estoy <text:s/>seguro todavía</text:span></text:p>
      <text:list xml:id="list115920936067969" text:continue-numbering="true" text:style-name="L1">
        <text:list-item>
          <text:p text:style-name="P13"><text:span text:style-name="T1">¿Qué esperas aprender a hacer en est</text:span><text:span text:style-name="T2">e </text:span><text:span text:style-name="T1">módulo?</text:span></text:p>
        </text:list-item>
      </text:list>
      <text:p text:style-name="P11"><text:tab/><text:span text:style-name="T5">Mejorar mis habilidades como desarrollador.</text:span></text:p>
      <text:list xml:id="list115922720968455" text:continue-numbering="true" text:style-name="L1">
        <text:list-item>
          <text:p text:style-name="P12">¿Qué contenidos te gustaría estudiar en este módulo?</text:p>
        </text:list-item>
      </text:list>
      <text:p text:style-name="P8"><text:tab/><text:span text:style-name="T4">Todos los que se posible.</text:span></text:p>
      <text:list xml:id="list115921990583945" text:continue-numbering="true" text:style-name="L1">
        <text:list-item>
          <text:p text:style-name="P12">¿Para qué crees que te servir<text:span text:style-name="T3">á</text:span> aprender estos contenidos?</text:p>
          <text:p text:style-name="P10">Espero que me sirva para poder promocionar en mi empres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  <style:text-properties style:font-name="Arial1" fo:font-family="Arial" style:font-style-name="Normal" style:font-family-generic="swiss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</style:style>
    <style:style style:name="Tabla_20_Titulo" style:display-name="Tabla Titulo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Tabla_20_con_20_viñetas2" style:display-name="Tabla con viñetas2" style:family="paragraph" style:parent-style-name="Standard" style:list-style-name="WW8Num19">
      <style:paragraph-properties fo:margin-left="0.501cm" fo:margin-right="0cm" fo:line-height="100%" fo:text-align="start" style:justify-single-word="false" fo:text-indent="-0.501cm" style:auto-text-indent="false">
        <style:tab-stops>
          <style:tab-stop style:position="0.501cm"/>
        </style:tab-stops>
      </style:paragraph-properties>
      <style:text-properties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Viñetas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Numeracion" style:family="paragraph" style:parent-style-name="Standard" style:class="text">
      <style:paragraph-properties fo:margin-top="0cm" fo:margin-bottom="0.9cm" loext:contextual-spacing="false" fo:text-align="justify" style:justify-single-word="false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9z0" style:family="text">
      <style:text-properties style:font-name="Wingdings" fo:font-family="Wingdings" style:font-pitch="variable" style:font-charset="x-symbol" fo:font-size="12pt" style:font-size-asian="12pt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Courier New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Courier New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Courier New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-top="0.049cm" fo:padding-bottom="0.049cm" fo:padding-left="0.101cm" fo:padding-right="0.101cm" style:shadow="none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Juanvi Saborit <text:tab/><text:tab/>Unidad 0 – Presentación del módulo</text:p>
      </style:header>
      <style:footer>
        <text:p text:style-name="MP2"><text:tab/><text:tab/><text:span text:style-name="MT1">Página</text:span> <text:span text:style-name="MT1"><text:page-number style:num-format="Native Numbering"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6T21:05:04.71</meta:creation-date>
    <meta:generator>LibreOffice/5.1.6.2$Linux_X86_64 LibreOffice_project/10m0$Build-2</meta:generator>
    <meta:editing-duration>PT49M20S</meta:editing-duration>
    <meta:editing-cycles>20</meta:editing-cycles>
    <meta:initial-creator>Juanvi </meta:initial-creator>
    <dc:date>2019-09-10T11:59:20.506980337</dc:date>
    <meta:document-statistic meta:table-count="0" meta:image-count="0" meta:object-count="0" meta:page-count="1" meta:paragraph-count="16" meta:word-count="111" meta:character-count="694" meta:non-whitespace-character-count="593"/>
  </office:meta>
</office:document-meta>
</file>